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k.refre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k.isLi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k.Lock( javax . jcr . lock . Lock 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.ge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.getLock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.isDe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.getLockOw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.isSessionSco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